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1" style:family="text">
      <style:text-properties officeooo:rsid="0009de0c"/>
    </style:style>
    <style:style style:name="T2" style:family="text">
      <style:text-properties officeooo:rsid="000a453d"/>
    </style:style>
    <style:style style:name="T3" style:family="text">
      <style:text-properties officeooo:rsid="000be4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% <text:span text:style-name="T1">ECUACIONES NORMALES</text:span></text:p>
      <text:p text:style-name="Standard"/>
      <text:p text:style-name="Standard">% Minimos cuadrados a los datos transformados de g1 y g2. PMCL resolviendo directamente las ecs normales.</text:p>
      <text:p text:style-name="Standard">X = [0.5,0.6,0.7,0.8,0.9,1.0,1.1,1.2,1.3,1.4,1.5,1.6,1.7,1.8,1.9,2.0]';</text:p>
      <text:p text:style-name="Standard">%Y1</text:p>
      <text:p text:style-name="Standard">Y1 = [3.89,2.75,2.01,1.61,1.21,0.89,0.69,0.63,0.44,0.42,0.70,0.32,0.40,0.26,0.32,0.25]';</text:p>
      <text:p text:style-name="Standard"/>
      <text:p text:style-name="Standard">%Y2</text:p>
      <text:p text:style-name="Standard">%Y1 = [15.96,9.45,5.75,3.82,2.89,2.17,1.22,1.05,0.86,0.63,0.69,0.40,0.44,0.29,0.43,0.20]';</text:p>
      <text:p text:style-name="Standard"/>
      <text:p text:style-name="Standard">% <text:s text:c="2"/>n cantidad de muestras </text:p>
      <text:p text:style-name="Standard">n = length(X);</text:p>
      <text:p text:style-name="Standard"/>
      <text:p text:style-name="Standard">A = zeros(n,2);</text:p>
      <text:p text:style-name="Standard">Xtransf = log(X);</text:p>
      <text:p text:style-name="Standard">Ytransf = log(Y1);</text:p>
      <text:p text:style-name="Standard">C=zeros(2,1);</text:p>
      <text:p text:style-name="Standard">A = [Xtransf ones(n,1)];</text:p>
      <text:p text:style-name="Standard"/>
      <text:p text:style-name="Standard">C=(A' * A) \ (A' * Ytransf);</text:p>
      <text:p text:style-name="Standard"/>
      <text:p text:style-name="Standard">p= - round(C(1))</text:p>
      <text:p text:style-name="Standard">c= exp(C(2))</text:p>
      <text:p text:style-name="Standard"/>
      <text:p text:style-name="Standard">% Valor minimizado: ||AX - Y||^2</text:p>
      <text:p text:style-name="Standard">error_g = sum((c*X.^(-p) - Y1).^2);</text:p>
      <text:p text:style-name="Standard"/>
      <text:p text:style-name="Standard">%---------------------------------------</text:p>
      <text:p text:style-name="Standard">% Graficas para correccion del modelo: %</text:p>
      <text:p text:style-name="Standard">%---------------------------------------</text:p>
      <text:p text:style-name="Standard">% Funcion g1</text:p>
      <text:p text:style-name="Standard">% Grafica modelo lineal con transformacion logaritmica de los datos</text:p>
      <text:p text:style-name="Standard">figure (1)</text:p>
      <text:p text:style-name="Standard">plot(Xtransf, Ytransf, 'bs')</text:p>
      <text:p text:style-name="Standard">hold on</text:p>
      <text:p text:style-name="Standard">vect_Xcv = linspace(Xtransf(1),Xtransf(n),50);</text:p>
      <text:p text:style-name="Standard">plot(vect_Xcv, C(1)*vect_Xcv + C(2), 'r')</text:p>
      <text:p text:style-name="Standard">title ("Funcion g - lineal");</text:p>
      <text:p text:style-name="Standard">xlabel ("x");</text:p>
      <text:p text:style-name="Standard">ylabel ("y");</text:p>
      <text:p text:style-name="Standard">legend("datos transformados", "Sol Ecs Normales");</text:p>
      <text:p text:style-name="Standard"/>
      <text:p text:style-name="Standard">% Grafica sin transformacion logaritmica de los datos</text:p>
      <text:p text:style-name="Standard">figure (2)</text:p>
      <text:p text:style-name="Standard">plot(X, Y1, 'bs')</text:p>
      <text:p text:style-name="Standard">hold on</text:p>
      <text:p text:style-name="Standard">vect_X = linspace(X(1),X(n),50);</text:p>
      <text:p text:style-name="Standard">plot(vect_X, c*vect_X.^(-p), 'r')</text:p>
      <text:p text:style-name="Standard">title ("Funcion g - original");</text:p>
      <text:p text:style-name="Standard">xlabel ("x");</text:p>
      <text:p text:style-name="Standard">ylabel ("y");</text:p>
      <text:p text:style-name="Standard"><text:soft-page-break/>legend("datos originales", "Sol Ecs Normales");</text:p>
      <text:p text:style-name="Standard">%----------------------------</text:p>
      <text:p text:style-name="Standard"/>
      <text:p text:style-name="Standard">%<text:span text:style-name="T2">DESCOMPOSICION QR</text:span></text:p>
      <text:p text:style-name="Standard"/>
      <text:p text:style-name="Standard">% Minimos cuadrados a los datos transformados de g1 y g2. PMCL usando descomposicion QR</text:p>
      <text:p text:style-name="Standard">clear all;</text:p>
      <text:p text:style-name="Standard">X = [0.5,0.6,0.7,0.8,0.9,1.0,1.1,1.2,1.3,1.4,1.5,1.6,1.7,1.8,1.9,2.0]';</text:p>
      <text:p text:style-name="Standard">% Funcion g1</text:p>
      <text:p text:style-name="Standard">Y1 = [3.89,2.75,2.01,1.61,1.21,0.89,0.69,0.63,0.44,0.42,0.70,0.32,0.40,0.26,0.32,0.25]';</text:p>
      <text:p text:style-name="Standard">% Funcion g2</text:p>
      <text:p text:style-name="Standard">Y2 = [15.96,9.45,5.75,3.82,2.89,2.17,1.22,1.05,0.86,0.63,0.69,0.40,0.44,0.29,0.43,0.20]';</text:p>
      <text:p text:style-name="Standard"/>
      <text:p text:style-name="Standard">m = length(X);</text:p>
      <text:p text:style-name="Standard">n = 2; % modelo lineal</text:p>
      <text:p text:style-name="Standard"/>
      <text:p text:style-name="Standard">% Modelo de funcion g</text:p>
      <text:p text:style-name="Standard">% g = @(ci,p) @(x) ci/x^p;</text:p>
      <text:p text:style-name="Standard"/>
      <text:p text:style-name="Standard">X_cv = log(X);</text:p>
      <text:p text:style-name="Standard">Y1_cv = log(Y1);</text:p>
      <text:p text:style-name="Standard">Y2_cv = log(Y2);</text:p>
      <text:p text:style-name="Standard"/>
      <text:p text:style-name="Standard">function C = PMCLQR(A,Y)</text:p>
      <text:p text:style-name="Standard"><text:s text:c="2"/>% Resuelve el PMCL <text:s/>min(|| AC - Y ||^2) usando descomp QR</text:p>
      <text:p text:style-name="Standard"><text:s text:c="2"/>% Matriz A m x n ; vector Y m x 1</text:p>
      <text:p text:style-name="Standard"><text:s text:c="2"/>% Calculo matriz Q reducida (1eras n filas de Q)</text:p>
      <text:p text:style-name="Standard"><text:s text:c="2"/>% Q = [Q_r Q2]</text:p>
      <text:p text:style-name="Standard"><text:s text:c="2"/>[m n] = size(A);</text:p>
      <text:p text:style-name="Standard"><text:s text:c="2"/>Q_r = zeros(m,n);</text:p>
      <text:p text:style-name="Standard"><text:s text:c="2"/>Q_r(:,1) = A(:,1)/norm(A(:,1));</text:p>
      <text:p text:style-name="Standard"><text:s text:c="2"/>for i = 2:n;</text:p>
      <text:p text:style-name="Standard"><text:s text:c="4"/>aux = A(:,i);</text:p>
      <text:p text:style-name="Standard"><text:s text:c="4"/>for j = 1:(i-1);</text:p>
      <text:p text:style-name="Standard"><text:s text:c="6"/>aux = aux - dot(A(:,i),Q_r(:,j))*Q_r(:,j);</text:p>
      <text:p text:style-name="Standard"><text:s text:c="4"/>end</text:p>
      <text:p text:style-name="Standard"><text:s text:c="2"/>Q_r(:,i) = aux/norm(aux);</text:p>
      <text:p text:style-name="Standard"><text:s text:c="2"/>end</text:p>
      <text:p text:style-name="Standard"><text:s text:c="2"/>% Calculo matriz R reducida (1eras n filas de R)</text:p>
      <text:p text:style-name="Standard"><text:s text:c="2"/>% R = [ <text:s text:c="2"/>R_r <text:s/>]</text:p>
      <text:p text:style-name="Standard"><text:s text:c="2"/>% <text:s text:c="4"/>[0 0 .. 0]</text:p>
      <text:p text:style-name="Standard"><text:s text:c="2"/>R_r = Q_r'*A;</text:p>
      <text:p text:style-name="Standard"><text:s text:c="2"/>% Los elementos fuera del triangulo quedan en x10^-17 etc, entonces los hago cero.</text:p>
      <text:p text:style-name="Standard"><text:s text:c="2"/>for i = 1:n;</text:p>
      <text:p text:style-name="Standard"><text:s text:c="4"/>for j = 1:(i-1);</text:p>
      <text:p text:style-name="Standard"><text:s text:c="4"/>R_r(i,j) = 0;</text:p>
      <text:p text:style-name="Standard"><text:s text:c="4"/>end</text:p>
      <text:p text:style-name="Standard"><text:s text:c="2"/>end</text:p>
      <text:p text:style-name="Standard"><text:s text:c="2"/>% Resuelvo el sistema por sustitucion hacia atras</text:p>
      <text:p text:style-name="Standard"><text:s text:c="2"/>ec_opt.UT = true;</text:p>
      <text:p text:style-name="Standard"><text:s text:c="2"/>C = linsolve(R_r,Q_r'*Y,ec_opt);</text:p>
      <text:p text:style-name="Standard">end % PMCLQR</text:p>
      <text:p text:style-name="Standard"><text:soft-page-break/></text:p>
      <text:p text:style-name="Standard">A = [X_cv ones(m,1)];</text:p>
      <text:p text:style-name="Standard"/>
      <text:p text:style-name="Standard">%--------------</text:p>
      <text:p text:style-name="Standard">% Funcion g1: %</text:p>
      <text:p text:style-name="Standard">%--------------</text:p>
      <text:p text:style-name="Standard">% resuelvo el sist lineal R1X = (Q'Y)_1 con R1 matriz triangular superior, resolver con sustitucion hacia atras.</text:p>
      <text:p text:style-name="Standard">Param_1 = PMCLQR(A,Y1_cv);</text:p>
      <text:p text:style-name="Standard">% solucion es y = X(1).t + X(2)</text:p>
      <text:p text:style-name="Standard">% y = c.x^(-p) ; log(y) = -p.log(x) + log(c) ; y_cv = A.t + B</text:p>
      <text:p text:style-name="Standard">p = round(-Param_1(1));</text:p>
      <text:p text:style-name="Standard">c = exp(Param_1(2));</text:p>
      <text:p text:style-name="Standard"/>
      <text:p text:style-name="Standard">% Valor minimizado: ||AX - Y||^2</text:p>
      <text:p text:style-name="Standard">error_g1 = sum((c*X.^(-p) - Y1).^2);</text:p>
      <text:p text:style-name="Standard"/>
      <text:p text:style-name="Standard">%--------------</text:p>
      <text:p text:style-name="Standard">% Funcion g2: %</text:p>
      <text:p text:style-name="Standard">%--------------</text:p>
      <text:p text:style-name="Standard">% resuelvo el sist lineal R1X = (Q'Y)_1 con R1 matriz triangular superior, resolver con sustitucion hacia atras.</text:p>
      <text:p text:style-name="Standard">Param_2 = PMCLQR(A,Y2_cv);</text:p>
      <text:p text:style-name="Standard">% solucion es y = X(1).t + X(2)</text:p>
      <text:p text:style-name="Standard">% y = d.x^(-q) ; log(y) = -q.log(x) + log(d) ; y_cv = A.t + B</text:p>
      <text:p text:style-name="Standard">q = round(-Param_2(1));</text:p>
      <text:p text:style-name="Standard">d = exp(Param_2(2));</text:p>
      <text:p text:style-name="Standard"/>
      <text:p text:style-name="Standard">% Valor minimizado: ||AX - Y||^2</text:p>
      <text:p text:style-name="Standard">error_g2 = sum((d*X.^(-q) - Y2).^2);</text:p>
      <text:p text:style-name="Standard"/>
      <text:p text:style-name="Standard">%---------------------------------------</text:p>
      <text:p text:style-name="Standard">% Graficas para correccion del modelo: %</text:p>
      <text:p text:style-name="Standard">%---------------------------------------</text:p>
      <text:p text:style-name="Standard">% Funcion g1</text:p>
      <text:p text:style-name="Standard">% Grafica modelo lineal con transformacion logaritmica de los datos</text:p>
      <text:p text:style-name="Standard">figure (1)</text:p>
      <text:p text:style-name="Standard">plot(X_cv, Y1_cv, 'bs')</text:p>
      <text:p text:style-name="Standard">hold on</text:p>
      <text:p text:style-name="Standard">vect_Xcv = linspace(X_cv(1),X_cv(m),50);</text:p>
      <text:p text:style-name="Standard">plot(vect_Xcv, Param_1(1)*vect_Xcv + Param_1(2), 'r')</text:p>
      <text:p text:style-name="Standard">title ("Funcion g1 - lineal");</text:p>
      <text:p text:style-name="Standard">xlabel ("x");</text:p>
      <text:p text:style-name="Standard">ylabel ("y");</text:p>
      <text:p text:style-name="Standard">legend("datos transformados", "ajuste QR");</text:p>
      <text:p text:style-name="Standard"/>
      <text:p text:style-name="Standard">% Grafica sin transformacion logaritmica de los datos</text:p>
      <text:p text:style-name="Standard">figure (2)</text:p>
      <text:p text:style-name="Standard">plot(X, Y1, 'bs')</text:p>
      <text:p text:style-name="Standard">hold on</text:p>
      <text:p text:style-name="Standard">vect_X = linspace(X(1),X(m),50);</text:p>
      <text:p text:style-name="Standard">plot(vect_X, c*vect_X.^(-p), 'r')</text:p>
      <text:p text:style-name="Standard"><text:soft-page-break/>title ("Funcion g1 - original");</text:p>
      <text:p text:style-name="Standard">xlabel ("x");</text:p>
      <text:p text:style-name="Standard">ylabel ("y");</text:p>
      <text:p text:style-name="Standard">legend("datos originales", "ajuste QR");</text:p>
      <text:p text:style-name="Standard">%----------------------------</text:p>
      <text:p text:style-name="Standard">% Funcion g2</text:p>
      <text:p text:style-name="Standard">% Grafica modelo lineal con transformacion logaritmica de los datos</text:p>
      <text:p text:style-name="Standard">figure (3)</text:p>
      <text:p text:style-name="Standard">plot(X_cv, Y2_cv, 'bs')</text:p>
      <text:p text:style-name="Standard">hold on</text:p>
      <text:p text:style-name="Standard">% vect_Xcv = linspace(X_cv(1),X_cv(m),50);</text:p>
      <text:p text:style-name="Standard">plot(vect_Xcv, Param_2(1)*vect_Xcv + Param_2(2), 'r')</text:p>
      <text:p text:style-name="Standard">title ("Funcion g2 - lineal");</text:p>
      <text:p text:style-name="Standard">xlabel ("x");</text:p>
      <text:p text:style-name="Standard">ylabel ("y");</text:p>
      <text:p text:style-name="Standard">legend("datos transformados", "ajuste QR");</text:p>
      <text:p text:style-name="Standard"/>
      <text:p text:style-name="Standard">% Grafica sin transformacion logaritmica de los datos</text:p>
      <text:p text:style-name="Standard">figure (4)</text:p>
      <text:p text:style-name="Standard">plot(X, Y2, 'bs')</text:p>
      <text:p text:style-name="Standard">hold on</text:p>
      <text:p text:style-name="Standard">% vect_X = linspace(X(1),X(m),50);</text:p>
      <text:p text:style-name="Standard">plot(vect_X, d*vect_X.^(-q), 'r')</text:p>
      <text:p text:style-name="Standard">title ("Funcion g2 - original");</text:p>
      <text:p text:style-name="Standard">xlabel ("x");</text:p>
      <text:p text:style-name="Standard">ylabel ("y");</text:p>
      <text:p text:style-name="Standard">legend("datos originales", "ajuste QR");</text:p>
      <text:p text:style-name="Standard"/>
      <text:p text:style-name="Standard">% dado x, y = 3*x.^2 + 2*x + 1; =&gt; polyfit(x,y,2) = [3 2 1]</text:p>
      <text:p text:style-name="Standard"/>
      <text:p text:style-name="Standard"/>
      <text:p text:style-name="Standard"/>
      <text:p text:style-name="Standard">%<text:span text:style-name="T2">GAUSSNEWTON</text:span></text:p>
      <text:p text:style-name="Standard"/>
      <text:p text:style-name="Standard">X = [0.5,0.6,0.7,0.8,0.9,1.0,1.1,1.2,1.3,1.4,1.5,1.6,1.7,1.8,1.9,2.0]';</text:p>
      <text:p text:style-name="Standard">Y1 = [3.89,2.75,2.01,1.61,1.21,0.89,0.69,0.63,0.44,0.42,0.70,0.32,0.40,0.26,0.32,0.25]';</text:p>
      <text:p text:style-name="Standard">Y2 = [15.96,9.45,5.75,3.82,2.89,2.17,1.22,1.05,0.86,0.63,0.69,0.40,0.44,0.29,0.43,0.20]';</text:p>
      <text:p text:style-name="Standard"/>
      <text:p text:style-name="Standard">% <text:s text:c="2"/>n cantidad de muestras </text:p>
      <text:p text:style-name="Standard">n = length(X);</text:p>
      <text:p text:style-name="Standard"/>
      <text:p text:style-name="Standard">function C = PMCLQR(A,Y)</text:p>
      <text:p text:style-name="Standard"><text:s text:c="2"/>% Resuelve el PMCL <text:s/>min(|| AC - Y ||^2) usando descomp QR</text:p>
      <text:p text:style-name="Standard"><text:s text:c="2"/>% Matriz A m x n ; vector Y m x 1</text:p>
      <text:p text:style-name="Standard"><text:s text:c="2"/>% Calculo matriz Q reducida (1eras n filas de Q)</text:p>
      <text:p text:style-name="Standard"><text:s text:c="2"/>% Q = [Q_r Q2]</text:p>
      <text:p text:style-name="Standard"><text:s text:c="2"/>[m n] = size(A);</text:p>
      <text:p text:style-name="Standard"><text:s text:c="2"/>Q_r = zeros(m,n);</text:p>
      <text:p text:style-name="Standard"><text:s text:c="2"/>Q_r(:,1) = A(:,1)/norm(A(:,1));</text:p>
      <text:p text:style-name="Standard"><text:s text:c="2"/>for i = 2:n;</text:p>
      <text:p text:style-name="Standard"><text:s text:c="4"/>aux = A(:,i);</text:p>
      <text:p text:style-name="Standard"><text:s text:c="4"/>for j = 1:(i-1);</text:p>
      <text:p text:style-name="Standard"><text:soft-page-break/><text:s text:c="6"/>aux = aux - dot(A(:,i),Q_r(:,j))*Q_r(:,j);</text:p>
      <text:p text:style-name="Standard"><text:s text:c="4"/>end</text:p>
      <text:p text:style-name="Standard"><text:s text:c="2"/>Q_r(:,i) = aux/norm(aux);</text:p>
      <text:p text:style-name="Standard"><text:s text:c="2"/>end</text:p>
      <text:p text:style-name="Standard"><text:s text:c="2"/>% Calculo matriz R reducida (1eras n filas de R)</text:p>
      <text:p text:style-name="Standard"><text:s text:c="2"/>% R = [ <text:s text:c="2"/>R_r <text:s/>]</text:p>
      <text:p text:style-name="Standard"><text:s text:c="2"/>% <text:s text:c="4"/>[0 0 .. 0]</text:p>
      <text:p text:style-name="Standard"><text:s text:c="2"/>R_r = Q_r'*A;</text:p>
      <text:p text:style-name="Standard"><text:s text:c="2"/>% Los elementos fuera del triangulo quedan en x10^-17 etc, entonces los hago cero.</text:p>
      <text:p text:style-name="Standard"><text:s text:c="2"/>for i = 1:n;</text:p>
      <text:p text:style-name="Standard"><text:s text:c="4"/>for j = 1:(i-1);</text:p>
      <text:p text:style-name="Standard"><text:s text:c="4"/>R_r(i,j) = 0;</text:p>
      <text:p text:style-name="Standard"><text:s text:c="4"/>end</text:p>
      <text:p text:style-name="Standard"><text:s text:c="2"/>end</text:p>
      <text:p text:style-name="Standard"><text:s text:c="2"/>% Resuelvo el sistema por sustitucion hacia atras</text:p>
      <text:p text:style-name="Standard"><text:s text:c="2"/>ec_opt.UT = true;</text:p>
      <text:p text:style-name="Standard"><text:s text:c="2"/>C = linsolve(R_r,Q_r'*Y,ec_opt);</text:p>
      <text:p text:style-name="Standard">end % PMCLQR</text:p>
      <text:p text:style-name="Standard"/>
      <text:p text:style-name="Standard">function PCk = PMCNL(PCinit,X,Y,iter=10)</text:p>
      <text:p text:style-name="Standard"><text:s text:c="2"/>% Calcula la solucion al PMCNL con datos X e Y usando Gauss-Newton</text:p>
      <text:p text:style-name="Standard"><text:s text:c="2"/>fun = @(PC) PC(2)*X.^(-PC(1)); % funcion f</text:p>
      <text:p text:style-name="Standard"><text:s text:c="2"/>diffun = @(PC) [(-PC(2)*X.^(-PC(1)).*log(X)) (X.^(-PC(1)))]; % jacobiano de f</text:p>
      <text:p text:style-name="Standard"><text:s text:c="2"/>PCk = PCinit;</text:p>
      <text:p text:style-name="Standard"><text:s text:c="2"/>for i = 1:iter </text:p>
      <text:p text:style-name="Standard"><text:s text:c="4"/>Ak = diffun(PCk);</text:p>
      <text:p text:style-name="Standard"><text:s text:c="4"/>Yk = Y - fun(PCk);</text:p>
      <text:p text:style-name="Standard"><text:s text:c="4"/>% PCk = PCk + ols(Yk,Ak);</text:p>
      <text:p text:style-name="Standard"><text:s text:c="4"/>PCk = PCk + PMCLQR(Ak,Yk);</text:p>
      <text:p text:style-name="Standard"><text:s text:c="2"/>endfor</text:p>
      <text:p text:style-name="Standard">endfunction</text:p>
      <text:p text:style-name="Standard"/>
      <text:p text:style-name="Standard">% Calculo del error minimizado:</text:p>
      <text:p text:style-name="Standard">PC = PMCNL([1;1],X,Y1,10);</text:p>
      <text:p text:style-name="Standard">p = round(PC(1));</text:p>
      <text:p text:style-name="Standard">c = PC(2);</text:p>
      <text:p text:style-name="Standard">error_g1 = sum((c*X.^(-p) - Y1).^2);</text:p>
      <text:p text:style-name="Standard"/>
      <text:p text:style-name="Standard">QD = PMCNL([1;1],X,Y2,10);</text:p>
      <text:p text:style-name="Standard">q = round(QD(1));</text:p>
      <text:p text:style-name="Standard">d = QD(2);</text:p>
      <text:p text:style-name="Standard">error_g2 = sum((d*X.^(-q) - Y2).^2);</text:p>
      <text:p text:style-name="Standard"/>
      <text:p text:style-name="Standard">%---------------------------------------</text:p>
      <text:p text:style-name="Standard">% Graficas para correccion del modelo: %</text:p>
      <text:p text:style-name="Standard">%---------------------------------------</text:p>
      <text:p text:style-name="Standard">% Funcion g1</text:p>
      <text:p text:style-name="Standard">figure (2)</text:p>
      <text:p text:style-name="Standard">plot(X, Y1, 'bs')</text:p>
      <text:p text:style-name="Standard">hold on</text:p>
      <text:p text:style-name="Standard">vect_X = linspace(X(1),X(n),50);</text:p>
      <text:p text:style-name="Standard">plot(vect_X, c*vect_X.^(-p), 'r')</text:p>
      <text:p text:style-name="Standard"><text:soft-page-break/>title ("Funcion g1");</text:p>
      <text:p text:style-name="Standard">xlabel ("x");</text:p>
      <text:p text:style-name="Standard">ylabel ("y");</text:p>
      <text:p text:style-name="Standard">legend("datos originales", "Sol Gauss-Newton");</text:p>
      <text:p text:style-name="Standard">%----------------------------</text:p>
      <text:p text:style-name="Standard">% Funcion g2</text:p>
      <text:p text:style-name="Standard">figure (4)</text:p>
      <text:p text:style-name="Standard">plot(X, Y2, 'bs')</text:p>
      <text:p text:style-name="Standard">hold on</text:p>
      <text:p text:style-name="Standard">% vect_X = linspace(X(1),X(n),50);</text:p>
      <text:p text:style-name="Standard">plot(vect_X, d*vect_X.^(-q), 'r')</text:p>
      <text:p text:style-name="Standard">title ("Funcion g2");</text:p>
      <text:p text:style-name="Standard">xlabel ("x");</text:p>
      <text:p text:style-name="Standard">ylabel ("y");</text:p>
      <text:p text:style-name="Standard">legend("datos originales", "Sol Gauss-Newton");</text:p>
      <text:p text:style-name="Standard"/>
      <text:p text:style-name="Standard"/>
      <text:p text:style-name="Standard"/>
      <text:p text:style-name="Standard">%<text:span text:style-name="T3">ECUACIONES DIFERENCIALES</text:span></text:p>
      <text:p text:style-name="Standard"/>
      <text:p text:style-name="Standard">% Funcion g1(x) = c/x^p</text:p>
      <text:p text:style-name="Standard">c = 0.96750; % con outlier</text:p>
      <text:p text:style-name="Standard">p = 2; % con outlier</text:p>
      <text:p text:style-name="Standard">% [c p] = [2 0.94613] sin outlier</text:p>
      <text:p text:style-name="Standard"/>
      <text:p text:style-name="Standard">% Funcion g2(x) = d/x^q</text:p>
      <text:p text:style-name="Standard">d = 1.9949;</text:p>
      <text:p text:style-name="Standard">q = 3;</text:p>
      <text:p text:style-name="Standard"/>
      <text:p text:style-name="Standard">% EDO:</text:p>
      <text:p text:style-name="Standard">% y' = g1(x)*y = g2(x)</text:p>
      <text:p text:style-name="Standard">% y(0.5) = 0</text:p>
      <text:p text:style-name="Standard">% x in [0.5 .. 2]</text:p>
      <text:p text:style-name="Standard"/>
      <text:p text:style-name="Standard">a = 0.5;</text:p>
      <text:p text:style-name="Standard">b = 2;</text:p>
      <text:p text:style-name="Standard">y0 = 0;</text:p>
      <text:p text:style-name="Standard">% paso h</text:p>
      <text:p text:style-name="Standard">h = 0.01;</text:p>
      <text:p text:style-name="Standard">N = ceil((b-a)/h);</text:p>
      <text:p text:style-name="Standard">% Recalculo h</text:p>
      <text:p text:style-name="Standard">h = (b-a)/N;</text:p>
      <text:p text:style-name="Standard"/>
      <text:p text:style-name="Standard">x_exacta = linspace(a,b,100)';</text:p>
      <text:p text:style-name="Standard">% sol analitica con p = 2 y q = 3:</text:p>
      <text:p text:style-name="Standard">k = (-d/c)*(1/c + 2)*exp(-2*c); % obtenido con la cond inicial.</text:p>
      <text:p text:style-name="Standard">y_exacta = d/c^2 + d./(c*x_exacta) + k*exp(c./x_exacta);</text:p>
      <text:p text:style-name="Standard"/>
      <text:p text:style-name="Standard">% Euler hacia atras:</text:p>
      <text:p text:style-name="Standard">x = linspace(a,b,N)';</text:p>
      <text:p text:style-name="Standard">y_EA = zeros(length(x),1);</text:p>
      <text:p text:style-name="Standard">y_EA(1) = y0;</text:p>
      <text:p text:style-name="Standard"><text:soft-page-break/>for i = 2:length(x);</text:p>
      <text:p text:style-name="Standard"><text:s text:c="4"/>y_EA(i) = (y_EA(i-1) + d*h/x(i)^3)/(1 + c*h/x(i)^2);</text:p>
      <text:p text:style-name="Standard"><text:s text:c="4"/>%y_EA(i) = ( x(i)^2*y_EA(i-1) + d*h/x(i) )/(x(i)^2 + c*h); % otra forma</text:p>
      <text:p text:style-name="Standard">end</text:p>
      <text:p text:style-name="Standard"/>
      <text:p text:style-name="Standard">% Euler hacia adelante:</text:p>
      <text:p text:style-name="Standard">% usa el mismo x que euler hacia atras</text:p>
      <text:p text:style-name="Standard">y_E = zeros(length(x),1);</text:p>
      <text:p text:style-name="Standard">y_E(1) = y0;</text:p>
      <text:p text:style-name="Standard">for i = 2:length(x);</text:p>
      <text:p text:style-name="Standard"><text:s text:c="4"/>y_E(i) = y_E(i-1) + h*(-c*y_E(i-1)/x(i-1)^2 + d/x(i-1)^3);</text:p>
      <text:p text:style-name="Standard">end</text:p>
      <text:p text:style-name="Standard"/>
      <text:p text:style-name="Standard">% Runge-Kuta con ode solver ode45()</text:p>
      <text:p text:style-name="Standard">function ans = ecdif(x,y)</text:p>
      <text:p text:style-name="Standard"><text:s text:c="4"/>c = 0.96750;</text:p>
      <text:p text:style-name="Standard"><text:s text:c="4"/>d = 1.9949;</text:p>
      <text:p text:style-name="Standard"><text:s text:c="4"/>ans = -c*y/x^2 + d/x^3;</text:p>
      <text:p text:style-name="Standard">end</text:p>
      <text:p text:style-name="Standard"/>
      <text:p text:style-name="Standard">[x_RK, y_RK] = ode45(@ecdif, [a b], y0);</text:p>
      <text:p text:style-name="Standard"/>
      <text:p text:style-name="Standard">% Graficas comparativas de Euler hacia atras, Euler hacia adelante, R-K y sol analitica:</text:p>
      <text:p text:style-name="Standard">figure(1)</text:p>
      <text:p text:style-name="Standard">%Sol analitica</text:p>
      <text:p text:style-name="Standard">plot(x_exacta, y_exacta, "b")</text:p>
      <text:p text:style-name="Standard">hold on</text:p>
      <text:p text:style-name="Standard">% Euler hacia adelante</text:p>
      <text:p text:style-name="Standard">plot(x, y_E, "r")</text:p>
      <text:p text:style-name="Standard">% Euler hacia atras</text:p>
      <text:p text:style-name="Standard">plot(x, y_EA, "m")</text:p>
      <text:p text:style-name="Standard">% Runge-Kuta</text:p>
      <text:p text:style-name="Standard">plot(x_RK, y_RK, "k")</text:p>
      <text:p text:style-name="Standard"/>
      <text:p text:style-name="Standard">axis ([a b])</text:p>
      <text:p text:style-name="Standard">title ("Sol de la EDO");</text:p>
      <text:p text:style-name="Standard">xlabel ("x");</text:p>
      <text:p text:style-name="Standard">ylabel ("y");</text:p>
      <text:p text:style-name="Standard">legend_text = legend ("Sol Analitica", "Euler hacia adelante", "Euler hacia atras", "Runge-Kuta");</text:p>
      <text:p text:style-name="Standard">legend (legend_text, "location", "southeast");</text:p>
      <text:p text:style-name="Standard">hold off</text:p>
      <text:p text:style-name="Standard">% -----------------------------------------------------------------------------------</text:p>
      <text:p text:style-name="Standard"/>
      <text:p text:style-name="Standard">% Evolucion de los errores de euler %</text:p>
      <text:p text:style-name="Standard">figure(2)</text:p>
      <text:p text:style-name="Standard">error_E = (d/c^2 + d./(c*x) + k*exp(c./x) - y_E).^2;</text:p>
      <text:p text:style-name="Standard">error_EA = (d/c^2 + d./(c*x) + k*exp(c./x) - y_EA).^2;</text:p>
      <text:p text:style-name="Standard">% Error de Euler hacia adelante</text:p>
      <text:p text:style-name="Standard">plot(x,error_E,"r")</text:p>
      <text:p text:style-name="Standard">hold on</text:p>
      <text:p text:style-name="Standard">% Error de Euler hacia atras</text:p>
      <text:p text:style-name="Standard">plot(x,error_EA,"b")</text:p>
      <text:p text:style-name="Standard"><text:soft-page-break/>%title ("Evolucion del error");</text:p>
      <text:p text:style-name="Standard">xlabel ("x");</text:p>
      <text:p text:style-name="Standard">ylabel ("Error^2");</text:p>
      <text:p text:style-name="Standard">legend_text = legend ("Euler hacia adelante", "Euler hacia atras");</text:p>
      <text:p text:style-name="Standard">legend (legend_text, "location", "southeast");</text:p>
      <text:p text:style-name="Standard">hold off</text:p>
      <text:p text:style-name="Standard"/>
      <text:p text:style-name="Standard"/>
      <text:p text:style-name="Standard">% <text:span text:style-name="T3">INTERPOLACION</text:span></text:p>
      <text:p text:style-name="Standard"/>
      <text:p text:style-name="Standard">% Funcion g1(x) = c/x^p</text:p>
      <text:p text:style-name="Standard">c = 0.96750; % con outlier</text:p>
      <text:p text:style-name="Standard">p = 2; % con outlier</text:p>
      <text:p text:style-name="Standard">% [c p] = [2 0.94613] sin outlier</text:p>
      <text:p text:style-name="Standard"/>
      <text:p text:style-name="Standard">% Funcion g2(x) = d/x^q</text:p>
      <text:p text:style-name="Standard">d = 1.9949;</text:p>
      <text:p text:style-name="Standard">q = 3;</text:p>
      <text:p text:style-name="Standard"/>
      <text:p text:style-name="Standard">a = 0.5;</text:p>
      <text:p text:style-name="Standard">b = 2;</text:p>
      <text:p text:style-name="Standard">y0 = 0;</text:p>
      <text:p text:style-name="Standard"/>
      <text:p text:style-name="Standard">% Grilla original</text:p>
      <text:p text:style-name="Standard">X = [0.5,0.6,0.7,0.8,0.9,1.0,1.1,1.2,1.3,1.4,1.5,1.6,1.7,1.8,1.9,2.0];</text:p>
      <text:p text:style-name="Standard">% Puntos intermedios de la grilla</text:p>
      <text:p text:style-name="Standard">X_medios = linspace(0.55,1.95,15);</text:p>
      <text:p text:style-name="Standard"/>
      <text:p text:style-name="Standard">% sol analitica con p = 2 y q = 3:</text:p>
      <text:p text:style-name="Standard">k = (-d/c)*(1/c + 2)*exp(-2*c); % obtenido con la cond inicial.</text:p>
      <text:p text:style-name="Standard">y_exacta = d/c^2 + d./(c*X_medios) + k*exp(c./X_medios);</text:p>
      <text:p text:style-name="Standard"/>
      <text:p text:style-name="Standard">% Runge-Kuta con ode solver ode45()</text:p>
      <text:p text:style-name="Standard">function ans = ecdif(x,y)</text:p>
      <text:p text:style-name="Standard"><text:s text:c="4"/>c = 0.96750;</text:p>
      <text:p text:style-name="Standard"><text:s text:c="4"/>d = 1.9949;</text:p>
      <text:p text:style-name="Standard"><text:s text:c="4"/>ans = -c*y/x^2 + d/x^3;</text:p>
      <text:p text:style-name="Standard">end</text:p>
      <text:p text:style-name="Standard">[x_RK, y_RK] = ode45(@ecdif, [a b], y0);</text:p>
      <text:p text:style-name="Standard"/>
      <text:p text:style-name="Standard">% interpolacion por splines cubicas</text:p>
      <text:p text:style-name="Standard">spp = spline(x_RK,y_RK,X_medios);</text:p>
      <text:p text:style-name="Standard"/>
      <text:p text:style-name="Standard">% Graficas comparativas de Euler hacia atras, Euler hacia adelante, R-K y sol analitica:</text:p>
      <text:p text:style-name="Standard">figure(1)</text:p>
      <text:p text:style-name="Standard">%Sol analitica</text:p>
      <text:p text:style-name="Standard">grosor = 1.5;</text:p>
      <text:p text:style-name="Standard">plot(X_medios, y_exacta, "b",'LineWidth',grosor)</text:p>
      <text:p text:style-name="Standard">hold on</text:p>
      <text:p text:style-name="Standard">% Runge-Kuta</text:p>
      <text:p text:style-name="Standard">plot(x_RK, y_RK, "k")</text:p>
      <text:p text:style-name="Standard">% interpolacion por splines cubicas</text:p>
      <text:p text:style-name="Standard"><text:soft-page-break/>plot(X_medios,spp,"--r",'LineWidth',grosor);</text:p>
      <text:p text:style-name="Standard"/>
      <text:p text:style-name="Standard">axis ([a b])</text:p>
      <text:p text:style-name="Standard">%title ("Sol de la EDO");</text:p>
      <text:p text:style-name="Standard">xlabel ("x");</text:p>
      <text:p text:style-name="Standard">ylabel ("y");</text:p>
      <text:p text:style-name="Standard">hold off</text:p>
      <text:p text:style-name="Standard">legend_text = legend ("Sol Analitica", "Lineal a trozos", "Spline Cubica");</text:p>
      <text:p text:style-name="Standard">legend (legend_text, "location", "southeast");</text:p>
      <text:p text:style-name="Standard"/>
      <text:p text:style-name="Standard">% Comparacion de interpolantes en puntos intermedios de la grilla original:</text:p>
      <text:p text:style-name="Standard">error_spp = log((spp - y_exacta).^2);</text:p>
      <text:p text:style-name="Standard">figure(2)</text:p>
      <text:p text:style-name="Standard">plot(X_medios,error_spp);</text:p>
      <text:p text:style-name="Standard">xlabel ("x");</text:p>
      <text:p text:style-name="Standard">ylabel ("Error^2");</text:p>
      <text:p text:style-name="Standard">legend_text = legend ("Error splines cubicos en escala logaritmica");</text:p>
      <text:p text:style-name="Standard">%legend (legend_text, "location", "southeast")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0T19:33:10.776983178</meta:creation-date>
    <meta:generator>LibreOffice/6.3.2.2$Linux_X86_64 LibreOffice_project/30$Build-2</meta:generator>
    <dc:date>2019-11-10T22:30:07.098590290</dc:date>
    <meta:editing-duration>PT20M39S</meta:editing-duration>
    <meta:editing-cycles>3</meta:editing-cycles>
    <meta:document-statistic meta:table-count="0" meta:image-count="0" meta:object-count="0" meta:page-count="9" meta:paragraph-count="370" meta:word-count="1581" meta:character-count="10516" meta:non-whitespace-character-count="9079"/>
  </office:meta>
</office:document-meta>
</file>